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4.24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2.385cm"/>
    </style:style>
    <style:style style:name="co8" style:family="table-column">
      <style:table-column-properties fo:break-before="auto" style:column-width="2.96cm"/>
    </style:style>
    <style:style style:name="co9" style:family="table-column">
      <style:table-column-properties fo:break-before="auto" style:column-width="3.069cm"/>
    </style:style>
    <style:style style:name="co10" style:family="table-column">
      <style:table-column-properties fo:break-before="auto" style:column-width="4.299cm"/>
    </style:style>
    <style:style style:name="co11" style:family="table-column">
      <style:table-column-properties fo:break-before="auto" style:column-width="3.096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Nimbus Sans L" fo:font-weight="bold" style:font-name-asian="DejaVuSans" style:font-weight-asian="bold" style:font-name-complex="Tahoma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Hos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Host</text:p>
          </table:table-cell>
          <table:table-cell table:style-name="ce2" office:value-type="string">
            <text:p>Athlon</text:p>
          </table:table-cell>
          <table:table-cell table:style-name="ce2" office:value-type="string">
            <text:p>Opteron</text:p>
          </table:table-cell>
          <table:table-cell table:style-name="ce2" table:number-columns-repeated="253"/>
        </table:table-row>
        <table:table-row table:style-name="ro1">
          <table:table-cell office:value-type="string">
            <text:p>Model</text:p>
          </table:table-cell>
          <table:table-cell office:value-type="string">
            <text:p>64 X2 Dual Core 4800+</text:p>
          </table:table-cell>
          <table:table-cell office:value-type="string">
            <text:p>Quad-Core Opteron 2354</text:p>
          </table:table-cell>
          <table:table-cell table:number-columns-repeated="253"/>
        </table:table-row>
        <table:table-row table:style-name="ro1">
          <table:table-cell office:value-type="string">
            <text:p>CPU GHz*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table:number-columns-repeated="253"/>
        </table:table-row>
        <table:table-row table:style-name="ro1">
          <table:table-cell office:value-type="string">
            <text:p>Core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1">
          <table:table-cell office:value-type="string">
            <text:p>D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Kernel</text:p>
          </table:table-cell>
          <table:table-cell office:value-type="string">
            <text:p>2.6.22-15-generic</text:p>
          </table:table-cell>
          <table:table-cell office:value-type="string">
            <text:p>2.6.27-7-server</text:p>
          </table:table-cell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*As advertised</text:p>
          </table:table-cell>
          <table:table-cell table:number-columns-repeated="255"/>
        </table:table-row>
        <table:table-row table:style-name="ro1" table:number-rows-repeated="65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ests" table:style-name="ta1" table:print="false">
        <table:table-column table:style-name="co5" table:default-cell-style-name="ce1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51" table:default-cell-style-name="ce2"/>
        <table:table-row table:style-name="ro1">
          <table:table-cell office:value-type="string">
            <text:p>Test</text:p>
          </table:table-cell>
          <table:table-cell table:style-name="ce1" office:value-type="string">
            <text:p>Compiled on</text:p>
          </table:table-cell>
          <table:table-cell table:style-name="ce3" office:value-type="string">
            <text:p>Size</text:p>
          </table:table-cell>
          <table:table-cell table:style-name="ce1" office:value-type="string">
            <text:p>Num Object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Us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220a</text:p>
          </table:table-cell>
          <table:table-cell office:value-type="string">
            <text:p>Athlon</text:p>
          </table:table-cell>
          <table:table-cell office:value-type="string">
            <text:p>46m</text:p>
          </table:table-cell>
          <table:table-cell office:value-type="string">
            <text:p>220k</text:p>
          </table:table-cell>
          <table:table-cell office:value-type="string">
            <text:p>single-user</text:p>
          </table:table-cell>
          <table:table-cell office:value-type="string">
            <text:p>non-root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oad</text:p>
          </table:table-cell>
          <table:table-cell office:value-type="string">
            <text:p>Native</text:p>
          </table:table-cell>
          <table:table-cell office:value-type="string">
            <text:p>46m</text:p>
          </table:table-cell>
          <table:table-cell office:value-type="string">
            <text:p>220k</text:p>
          </table:table-cell>
          <table:table-cell office:value-type="string">
            <text:p>single-user</text:p>
          </table:table-cell>
          <table:table-cell office:value-type="string">
            <text:p>non-root</text:p>
          </table:table-cell>
          <table:table-cell table:number-columns-repeated="249"/>
        </table:table-row>
        <table:table-row table:style-name="ro1" table:number-rows-repeated="2">
          <table:table-cell table:style-name="Default"/>
          <table:table-cell table:number-columns-repeated="254"/>
        </table:table-row>
        <table:table-row table:style-name="ro1">
          <table:table-cell table:number-columns-repeated="255"/>
        </table:table-row>
        <table:table-row table:style-name="ro1" table:number-rows-repeated="2">
          <table:table-cell table:style-name="Default"/>
          <table:table-cell table:number-columns-repeated="254"/>
        </table:table-row>
        <table:table-row table:style-name="ro1" table:number-rows-repeated="6552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r220k" table:style-name="ta1" table:print="false">
        <table:table-column table:style-name="co4" table:number-columns-repeated="5" table:default-cell-style-name="Default"/>
        <table:table-row table:style-name="ro1">
          <table:table-cell table:style-name="ce1" office:value-type="string">
            <text:p>#Threads</text:p>
          </table:table-cell>
          <table:table-cell table:style-name="ce1" office:value-type="string">
            <text:p>Athlon</text:p>
          </table:table-cell>
          <table:table-cell table:style-name="ce1" office:value-type="string">
            <text:p>Optero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.1122">
            <text:p>26.11</text:p>
          </table:table-cell>
          <table:table-cell office:value-type="float" office:value="24.7172">
            <text:p>24.7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5981">
            <text:p>15.6</text:p>
          </table:table-cell>
          <table:table-cell office:value-type="float" office:value="11.9903">
            <text:p>11.99</text:p>
          </table:table-cell>
          <table:table-cell/>
          <table:table-cell>
            <draw:frame table:end-cell-address="br220k.N35" table:end-x="0.881cm" table:end-y="0.02cm" draw:z-index="0" draw:style-name="gr1" svg:width="20cm" svg:height="17.5cm" svg:x="1.204cm" svg:y="0.346cm">
              <draw:object draw:notify-on-update-of-ranges="br220k.A2:br220k.A38 br220k.B1:br220k.B1 br220k.B2:br220k.B38 br220k.C1:br220k.C1 br220k.C2:br220k.C3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7702">
            <text:p>11.77</text:p>
          </table:table-cell>
          <table:table-cell office:value-type="float" office:value="7.79605">
            <text:p>7.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2526">
            <text:p>10.25</text:p>
          </table:table-cell>
          <table:table-cell office:value-type="float" office:value="5.80904">
            <text:p>5.8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02448">
            <text:p>9.02</text:p>
          </table:table-cell>
          <table:table-cell office:value-type="float" office:value="4.79017">
            <text:p>4.7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5414">
            <text:p>8.54</text:p>
          </table:table-cell>
          <table:table-cell office:value-type="float" office:value="4.03345">
            <text:p>4.0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35437">
            <text:p>7.35</text:p>
          </table:table-cell>
          <table:table-cell office:value-type="float" office:value="3.63498">
            <text:p>3.6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15627">
            <text:p>7.16</text:p>
          </table:table-cell>
          <table:table-cell office:value-type="float" office:value="3.17076">
            <text:p>3.1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00965">
            <text:p>7.01</text:p>
          </table:table-cell>
          <table:table-cell office:value-type="float" office:value="2.88342">
            <text:p>2.8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92643">
            <text:p>6.93</text:p>
          </table:table-cell>
          <table:table-cell office:value-type="float" office:value="2.60094">
            <text:p>2.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83184">
            <text:p>6.83</text:p>
          </table:table-cell>
          <table:table-cell office:value-type="float" office:value="2.38942">
            <text:p>2.3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75985">
            <text:p>6.76</text:p>
          </table:table-cell>
          <table:table-cell office:value-type="float" office:value="2.1694">
            <text:p>2.1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74602">
            <text:p>6.75</text:p>
          </table:table-cell>
          <table:table-cell office:value-type="float" office:value="1.98805">
            <text:p>1.9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73175">
            <text:p>6.73</text:p>
          </table:table-cell>
          <table:table-cell office:value-type="float" office:value="1.94434">
            <text:p>1.9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71159">
            <text:p>6.71</text:p>
          </table:table-cell>
          <table:table-cell office:value-type="float" office:value="1.91918">
            <text:p>1.9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68949">
            <text:p>6.69</text:p>
          </table:table-cell>
          <table:table-cell office:value-type="float" office:value="1.87649">
            <text:p>1.8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66346">
            <text:p>6.66</text:p>
          </table:table-cell>
          <table:table-cell office:value-type="float" office:value="1.86239">
            <text:p>1.8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6542">
            <text:p>6.65</text:p>
          </table:table-cell>
          <table:table-cell office:value-type="float" office:value="1.75229">
            <text:p>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64826">
            <text:p>6.65</text:p>
          </table:table-cell>
          <table:table-cell office:value-type="float" office:value="1.70327">
            <text:p>1.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65798">
            <text:p>6.66</text:p>
          </table:table-cell>
          <table:table-cell office:value-type="float" office:value="1.6829">
            <text:p>1.68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66949">
            <text:p>6.67</text:p>
          </table:table-cell>
          <table:table-cell office:value-type="float" office:value="1.67869">
            <text:p>1.6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.68266">
            <text:p>6.68</text:p>
          </table:table-cell>
          <table:table-cell office:value-type="float" office:value="1.73352">
            <text:p>1.7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.69213">
            <text:p>6.69</text:p>
          </table:table-cell>
          <table:table-cell office:value-type="float" office:value="1.59602">
            <text:p>1.6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.67912">
            <text:p>6.68</text:p>
          </table:table-cell>
          <table:table-cell office:value-type="float" office:value="1.63692">
            <text:p>1.6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.63183">
            <text:p>6.63</text:p>
          </table:table-cell>
          <table:table-cell office:value-type="float" office:value="1.65199">
            <text:p>1.6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.62361">
            <text:p>6.62</text:p>
          </table:table-cell>
          <table:table-cell office:value-type="float" office:value="1.57952">
            <text:p>1.5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.65517">
            <text:p>6.66</text:p>
          </table:table-cell>
          <table:table-cell office:value-type="float" office:value="1.57282">
            <text:p>1.5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.62944">
            <text:p>6.63</text:p>
          </table:table-cell>
          <table:table-cell office:value-type="float" office:value="1.57944">
            <text:p>1.5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6056">
            <text:p>6.61</text:p>
          </table:table-cell>
          <table:table-cell office:value-type="float" office:value="1.53206">
            <text:p>1.5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.61463">
            <text:p>6.61</text:p>
          </table:table-cell>
          <table:table-cell office:value-type="float" office:value="1.50785">
            <text:p>1.5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.63345">
            <text:p>6.63</text:p>
          </table:table-cell>
          <table:table-cell office:value-type="float" office:value="1.51353">
            <text:p>1.5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.62607">
            <text:p>6.63</text:p>
          </table:table-cell>
          <table:table-cell office:value-type="float" office:value="1.51222">
            <text:p>1.5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.62575">
            <text:p>6.63</text:p>
          </table:table-cell>
          <table:table-cell office:value-type="float" office:value="1.52218">
            <text:p>1.52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.62005">
            <text:p>6.62</text:p>
          </table:table-cell>
          <table:table-cell office:value-type="float" office:value="1.49715">
            <text:p>1.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.62126">
            <text:p>6.62</text:p>
          </table:table-cell>
          <table:table-cell office:value-type="float" office:value="1.47197">
            <text:p>1.4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.59801">
            <text:p>6.6</text:p>
          </table:table-cell>
          <table:table-cell office:value-type="float" office:value="1.47855">
            <text:p>1.4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.61688">
            <text:p>6.62</text:p>
          </table:table-cell>
          <table:table-cell office:value-type="float" office:value="1.46415">
            <text:p>1.46</text:p>
          </table:table-cell>
          <table:table-cell table:number-columns-repeated="2"/>
        </table:table-row>
      </table:table>
      <table:table table:name="br220k log2" table:style-name="ta1" table:print="false">
        <office:forms form:automatic-focus="false" form:apply-design-mode="false"/>
        <table:table-column table:style-name="co4" table:number-columns-repeated="255" table:default-cell-style-name="Default"/>
        <table:table-row table:style-name="ro1">
          <table:table-cell table:style-name="ce1" office:value-type="string">
            <text:p>#Threads</text:p>
          </table:table-cell>
          <table:table-cell table:style-name="ce1" office:value-type="string">
            <text:p>Athlon</text:p>
          </table:table-cell>
          <table:table-cell table:style-name="ce1" office:value-type="string">
            <text:p>Athlon -O3</text:p>
          </table:table-cell>
          <table:table-cell table:style-name="ce1" office:value-type="string">
            <text:p>Opteron</text:p>
          </table:table-cell>
          <table:table-cell table:style-name="ce1"/>
          <table:table-cell table:style-name="ce1">
            <draw:frame table:end-cell-address="'br220k log2'.L25" table:end-x="2.075cm" table:end-y="0.169cm" draw:z-index="0" draw:style-name="gr1" svg:width="15cm" svg:height="13.12cm" svg:x="0.624cm" svg:y="0.418cm">
              <draw:object draw:notify-on-update-of-ranges="'br220k log2'.A2:'br220k log2'.A14 'br220k log2'.B1:'br220k log2'.B1 'br220k log2'.B2:'br220k log2'.B14 'br220k log2'.C1:'br220k log2'.C1 'br220k log2'.C2:'br220k log2'.C14 'br220k log2'.D1:'br220k log2'.D1 'br220k log2'.D2:'br220k log2'.D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" table:number-columns-repeated="2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.0895">
            <text:p>26.09</text:p>
          </table:table-cell>
          <table:table-cell office:value-type="float" office:value="19.3453">
            <text:p>19.35</text:p>
          </table:table-cell>
          <table:table-cell office:value-type="float" office:value="27.0171">
            <text:p>27.02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4004">
            <text:p>15.4</text:p>
          </table:table-cell>
          <table:table-cell office:value-type="float" office:value="10.152">
            <text:p>10.15</text:p>
          </table:table-cell>
          <table:table-cell office:value-type="float" office:value="11.998">
            <text:p>12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3006">
            <text:p>10.3</text:p>
          </table:table-cell>
          <table:table-cell office:value-type="float" office:value="5.48837">
            <text:p>5.49</text:p>
          </table:table-cell>
          <table:table-cell office:value-type="float" office:value="6.56486">
            <text:p>6.56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18729">
            <text:p>7.19</text:p>
          </table:table-cell>
          <table:table-cell office:value-type="float" office:value="3.75357">
            <text:p>3.75</text:p>
          </table:table-cell>
          <table:table-cell office:value-type="float" office:value="3.13161">
            <text:p>3.13</text:p>
          </table:table-cell>
          <table:table-cell table:number-columns-repeated="25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70418">
            <text:p>6.7</text:p>
          </table:table-cell>
          <table:table-cell office:value-type="float" office:value="3.09753">
            <text:p>3.1</text:p>
          </table:table-cell>
          <table:table-cell office:value-type="float" office:value="1.88787">
            <text:p>1.89</text:p>
          </table:table-cell>
          <table:table-cell table:number-columns-repeated="25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.58621">
            <text:p>6.59</text:p>
          </table:table-cell>
          <table:table-cell office:value-type="float" office:value="3.05374">
            <text:p>3.05</text:p>
          </table:table-cell>
          <table:table-cell office:value-type="float" office:value="1.50371">
            <text:p>1.5</text:p>
          </table:table-cell>
          <table:table-cell table:number-columns-repeated="25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.54327">
            <text:p>6.54</text:p>
          </table:table-cell>
          <table:table-cell office:value-type="float" office:value="2.98678">
            <text:p>2.99</text:p>
          </table:table-cell>
          <table:table-cell office:value-type="float" office:value="1.3589">
            <text:p>1.36</text:p>
          </table:table-cell>
          <table:table-cell table:number-columns-repeated="251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.54609">
            <text:p>6.55</text:p>
          </table:table-cell>
          <table:table-cell office:value-type="float" office:value="2.96084">
            <text:p>2.96</text:p>
          </table:table-cell>
          <table:table-cell office:value-type="float" office:value="1.33503">
            <text:p>1.34</text:p>
          </table:table-cell>
          <table:table-cell table:number-columns-repeated="251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6.0684">
            <text:p>26.07</text:p>
          </table:table-cell>
          <table:table-cell office:value-type="float" office:value="19.1942">
            <text:p>19.19</text:p>
          </table:table-cell>
          <table:table-cell office:value-type="float" office:value="27.0922">
            <text:p>27.09</text:p>
          </table:table-cell>
          <table:table-cell table:number-columns-repeated="251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5.9922">
            <text:p>25.99</text:p>
          </table:table-cell>
          <table:table-cell office:value-type="float" office:value="19.4491">
            <text:p>19.45</text:p>
          </table:table-cell>
          <table:table-cell office:value-type="float" office:value="26.7516">
            <text:p>26.75</text:p>
          </table:table-cell>
          <table:table-cell table:number-columns-repeated="251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.9437">
            <text:p>25.94</text:p>
          </table:table-cell>
          <table:table-cell office:value-type="float" office:value="19.3677">
            <text:p>19.37</text:p>
          </table:table-cell>
          <table:table-cell office:value-type="float" office:value="26.8375">
            <text:p>26.84</text:p>
          </table:table-cell>
          <table:table-cell table:number-columns-repeated="251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.9231">
            <text:p>25.92</text:p>
          </table:table-cell>
          <table:table-cell office:value-type="float" office:value="19.3758">
            <text:p>19.38</text:p>
          </table:table-cell>
          <table:table-cell office:value-type="float" office:value="26.9751">
            <text:p>26.98</text:p>
          </table:table-cell>
          <table:table-cell table:number-columns-repeated="251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6.0091">
            <text:p>26.01</text:p>
          </table:table-cell>
          <table:table-cell office:value-type="float" office:value="19.3457">
            <text:p>19.35</text:p>
          </table:table-cell>
          <table:table-cell office:value-type="float" office:value="26.93">
            <text:p>26.93</text:p>
          </table:table-cell>
          <table:table-cell table:number-columns-repeated="251"/>
        </table:table-row>
      </table:table>
      <table:table table:name="load" table:style-name="ta1" table:print="false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51" table:default-cell-style-name="Default"/>
        <table:table-row table:style-name="ro1">
          <table:table-cell table:style-name="ce1" office:value-type="string">
            <text:p>Run number</text:p>
          </table:table-cell>
          <table:table-cell table:style-name="ce1" office:value-type="string">
            <text:p>Athlon Load</text:p>
          </table:table-cell>
          <table:table-cell table:style-name="ce1" office:value-type="string">
            <text:p>Athlon Time</text:p>
          </table:table-cell>
          <table:table-cell table:style-name="ce1" office:value-type="string">
            <text:p>Athlon -O3 load</text:p>
          </table:table-cell>
          <table:table-cell table:style-name="ce1" office:value-type="string">
            <text:p>Athlon -O3 Time</text:p>
          </table:table-cell>
          <table:table-cell table:style-name="ce1">
            <draw:frame table:end-cell-address="load.M25" table:end-x="0.451cm" table:end-y="0.222cm" draw:z-index="0" draw:style-name="gr1" svg:width="15cm" svg:height="13.12cm" svg:x="1.258cm" svg:y="0.471cm">
              <draw:object draw:notify-on-update-of-ranges="load.A2:load.A14 load.B1:load.B1 load.B2:load.B14 load.C1:load.C1 load.C2:load.C14 load.D1:load.D1 load.D2:load.D14 load.E1:load.E1 load.E2:load.E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25">
            <text:p>5.25</text:p>
          </table:table-cell>
          <table:table-cell office:value-type="float" office:value="6.622">
            <text:p>6.62</text:p>
          </table:table-cell>
          <table:table-cell office:value-type="float" office:value="3.64">
            <text:p>3.64</text:p>
          </table:table-cell>
          <table:table-cell office:value-type="float" office:value="3.07868">
            <text:p>3.08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92">
            <text:p>8.92</text:p>
          </table:table-cell>
          <table:table-cell office:value-type="float" office:value="6.63325">
            <text:p>6.63</text:p>
          </table:table-cell>
          <table:table-cell office:value-type="float" office:value="5.46">
            <text:p>5.46</text:p>
          </table:table-cell>
          <table:table-cell office:value-type="float" office:value="3.09918">
            <text:p>3.1</text:p>
          </table:table-cell>
          <table:table-cell table:number-columns-repeated="25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57">
            <text:p>9.57</text:p>
          </table:table-cell>
          <table:table-cell office:value-type="float" office:value="6.62589">
            <text:p>6.63</text:p>
          </table:table-cell>
          <table:table-cell office:value-type="float" office:value="4.69">
            <text:p>4.69</text:p>
          </table:table-cell>
          <table:table-cell office:value-type="float" office:value="3.10228">
            <text:p>3.1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15">
            <text:p>10.15</text:p>
          </table:table-cell>
          <table:table-cell office:value-type="float" office:value="6.62863">
            <text:p>6.63</text:p>
          </table:table-cell>
          <table:table-cell office:value-type="float" office:value="6.28">
            <text:p>6.28</text:p>
          </table:table-cell>
          <table:table-cell office:value-type="float" office:value="3.09118">
            <text:p>3.09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82">
            <text:p>9.82</text:p>
          </table:table-cell>
          <table:table-cell office:value-type="float" office:value="6.63528">
            <text:p>6.64</text:p>
          </table:table-cell>
          <table:table-cell office:value-type="float" office:value="5.46">
            <text:p>5.46</text:p>
          </table:table-cell>
          <table:table-cell office:value-type="float" office:value="3.06633">
            <text:p>3.07</text:p>
          </table:table-cell>
          <table:table-cell table:number-columns-repeated="25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.27">
            <text:p>10.27</text:p>
          </table:table-cell>
          <table:table-cell office:value-type="float" office:value="6.65095">
            <text:p>6.65</text:p>
          </table:table-cell>
          <table:table-cell office:value-type="float" office:value="6.08">
            <text:p>6.08</text:p>
          </table:table-cell>
          <table:table-cell office:value-type="float" office:value="3.08947">
            <text:p>3.09</text:p>
          </table:table-cell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62">
            <text:p>10.62</text:p>
          </table:table-cell>
          <table:table-cell office:value-type="float" office:value="6.64636">
            <text:p>6.65</text:p>
          </table:table-cell>
          <table:table-cell office:value-type="float" office:value="7.35">
            <text:p>7.35</text:p>
          </table:table-cell>
          <table:table-cell office:value-type="float" office:value="3.07626">
            <text:p>3.08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16">
            <text:p>10.16</text:p>
          </table:table-cell>
          <table:table-cell office:value-type="float" office:value="6.60671">
            <text:p>6.61</text:p>
          </table:table-cell>
          <table:table-cell office:value-type="float" office:value="6.3">
            <text:p>6.3</text:p>
          </table:table-cell>
          <table:table-cell office:value-type="float" office:value="3.07588">
            <text:p>3.08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98">
            <text:p>12.98</text:p>
          </table:table-cell>
          <table:table-cell office:value-type="float" office:value="6.62684">
            <text:p>6.63</text:p>
          </table:table-cell>
          <table:table-cell office:value-type="float" office:value="7.52">
            <text:p>7.52</text:p>
          </table:table-cell>
          <table:table-cell office:value-type="float" office:value="3.10579">
            <text:p>3.11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73">
            <text:p>12.73</text:p>
          </table:table-cell>
          <table:table-cell office:value-type="float" office:value="6.6469">
            <text:p>6.65</text:p>
          </table:table-cell>
          <table:table-cell office:value-type="float" office:value="6.44">
            <text:p>6.44</text:p>
          </table:table-cell>
          <table:table-cell office:value-type="float" office:value="3.08519">
            <text:p>3.09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54">
            <text:p>12.54</text:p>
          </table:table-cell>
          <table:table-cell office:value-type="float" office:value="6.59584">
            <text:p>6.6</text:p>
          </table:table-cell>
          <table:table-cell office:value-type="float" office:value="7.64">
            <text:p>7.64</text:p>
          </table:table-cell>
          <table:table-cell office:value-type="float" office:value="3.06938">
            <text:p>3.07</text:p>
          </table:table-cell>
          <table:table-cell table:number-columns-repeated="25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.18">
            <text:p>14.18</text:p>
          </table:table-cell>
          <table:table-cell office:value-type="float" office:value="6.60713">
            <text:p>6.61</text:p>
          </table:table-cell>
          <table:table-cell office:value-type="float" office:value="6.09">
            <text:p>6.09</text:p>
          </table:table-cell>
          <table:table-cell office:value-type="float" office:value="3.07918">
            <text:p>3.08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23">
            <text:p>12.23</text:p>
          </table:table-cell>
          <table:table-cell office:value-type="float" office:value="6.62105">
            <text:p>6.62</text:p>
          </table:table-cell>
          <table:table-cell office:value-type="float" office:value="5.54">
            <text:p>5.54</text:p>
          </table:table-cell>
          <table:table-cell office:value-type="float" office:value="3.06989">
            <text:p>3.07</text:p>
          </table:table-cell>
          <table:table-cell table:number-columns-repeated="251"/>
        </table:table-row>
      </table:table>
      <table:table table:name="OptNonOpt" table:style-name="ta1" table:print="false">
        <office:forms form:automatic-focus="false" form:apply-design-mode="false"/>
        <table:table-column table:style-name="co4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26.9301">
            <text:p>26.93</text:p>
          </table:table-cell>
          <table:table-cell office:value-type="float" office:value="6140246">
            <text:p>61402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4">
            <text:p>0.54</text:p>
          </table:table-cell>
          <table:table-cell office:value-type="float" office:value="12.3219">
            <text:p>12.32</text:p>
          </table:table-cell>
          <table:table-cell office:value-type="float" office:value="3219832">
            <text:p>32198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6">
            <text:p>0.46</text:p>
          </table:table-cell>
          <table:table-cell office:value-type="float" office:value="6.27664">
            <text:p>6.28</text:p>
          </table:table-cell>
          <table:table-cell office:value-type="float" office:value="1818013">
            <text:p>18180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">
            <text:p>0.4</text:p>
          </table:table-cell>
          <table:table-cell office:value-type="float" office:value="3.27524">
            <text:p>3.28</text:p>
          </table:table-cell>
          <table:table-cell office:value-type="float" office:value="1006575">
            <text:p>10065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4">
            <text:p>0.4</text:p>
          </table:table-cell>
          <table:table-cell office:value-type="float" office:value="2.08414">
            <text:p>2.08</text:p>
          </table:table-cell>
          <table:table-cell office:value-type="float" office:value="718609">
            <text:p>71860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4">
            <text:p>0.44</text:p>
          </table:table-cell>
          <table:table-cell office:value-type="float" office:value="1.528">
            <text:p>1.53</text:p>
          </table:table-cell>
          <table:table-cell office:value-type="float" office:value="569046">
            <text:p>56904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.95">
            <text:p>3.95</text:p>
          </table:table-cell>
          <table:table-cell office:value-type="float" office:value="1.37451">
            <text:p>1.37</text:p>
          </table:table-cell>
          <table:table-cell office:value-type="float" office:value="516195">
            <text:p>51619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.99">
            <text:p>2.99</text:p>
          </table:table-cell>
          <table:table-cell office:value-type="float" office:value="1.36548">
            <text:p>1.37</text:p>
          </table:table-cell>
          <table:table-cell office:value-type="float" office:value="625330">
            <text:p>62533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0.85">
            <text:p>20.85</text:p>
          </table:table-cell>
          <table:table-cell office:value-type="float" office:value="1.37761">
            <text:p>1.38</text:p>
          </table:table-cell>
          <table:table-cell office:value-type="float" office:value="942163">
            <text:p>94216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5.08">
            <text:p>15.08</text:p>
          </table:table-cell>
          <table:table-cell office:value-type="float" office:value="1.45588">
            <text:p>1.46</text:p>
          </table:table-cell>
          <table:table-cell office:value-type="float" office:value="1836129">
            <text:p>1836129</text:p>
          </table:table-cell>
        </table:table-row>
      </table:table>
      <table:table table:name="Opt" table:style-name="ta1" table:print="false">
        <office:forms form:automatic-focus="false" form:apply-design-mode="false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Num Cores</text:p>
          </table:table-cell>
          <table:table-cell/>
          <table:table-cell office:value-type="string">
            <text:p>Timing</text:p>
          </table:table-cell>
          <table:table-cell office:value-type="string">
            <text:p>Context Switches (/100k)</text:p>
          </table:table-cell>
          <table:table-cell office:value-type="string">
            <text:p>Context Switches</text:p>
            <draw:frame table:end-cell-address="Opt.K24" table:end-x="0.727cm" table:end-y="0.389cm" draw:z-index="0" draw:style-name="gr1" svg:width="15cm" svg:height="13.12cm" svg:x="0.102cm" svg:y="0.1cm">
              <draw:object draw:notify-on-update-of-ranges="Opt.A1:Opt.A1 Opt.A2:Opt.A11 Opt.B1:Opt.B1 Opt.B2:Opt.B11 Opt.C1:Opt.C1 Opt.C2:Opt.C11 Opt.D1:Opt.D1 Opt.D2:Opt.D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3.677">
            <text:p>23.68</text:p>
          </table:table-cell>
          <table:table-cell table:formula="oooc:=[.E2]/100000" office:value-type="float" office:value="51.87473">
            <text:p>51.87</text:p>
          </table:table-cell>
          <table:table-cell office:value-type="float" office:value="5187473">
            <text:p>518747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0.5435">
            <text:p>10.54</text:p>
          </table:table-cell>
          <table:table-cell table:formula="oooc:=[.E3]/100000" office:value-type="float" office:value="28.4956">
            <text:p>28.5</text:p>
          </table:table-cell>
          <table:table-cell office:value-type="float" office:value="2849560">
            <text:p>284956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.09385">
            <text:p>5.09</text:p>
          </table:table-cell>
          <table:table-cell table:formula="oooc:=[.E4]/100000" office:value-type="float" office:value="15.70702">
            <text:p>15.71</text:p>
          </table:table-cell>
          <table:table-cell office:value-type="float" office:value="1570702">
            <text:p>1570702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.58703">
            <text:p>2.59</text:p>
          </table:table-cell>
          <table:table-cell table:formula="oooc:=[.E5]/100000" office:value-type="float" office:value="8.90778">
            <text:p>8.91</text:p>
          </table:table-cell>
          <table:table-cell office:value-type="float" office:value="890778">
            <text:p>890778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1.46327">
            <text:p>1.46</text:p>
          </table:table-cell>
          <table:table-cell table:formula="oooc:=[.E6]/100000" office:value-type="float" office:value="6.03586">
            <text:p>6.04</text:p>
          </table:table-cell>
          <table:table-cell office:value-type="float" office:value="603586">
            <text:p>603586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.17864">
            <text:p>1.18</text:p>
          </table:table-cell>
          <table:table-cell table:formula="oooc:=[.E7]/100000" office:value-type="float" office:value="5.06438">
            <text:p>5.06</text:p>
          </table:table-cell>
          <table:table-cell office:value-type="float" office:value="506438">
            <text:p>506438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1.01158">
            <text:p>1.01</text:p>
          </table:table-cell>
          <table:table-cell table:formula="oooc:=[.E8]/100000" office:value-type="float" office:value="5.01969">
            <text:p>5.02</text:p>
          </table:table-cell>
          <table:table-cell office:value-type="float" office:value="501969">
            <text:p>50196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0.998305">
            <text:p>1</text:p>
          </table:table-cell>
          <table:table-cell table:formula="oooc:=[.E9]/100000" office:value-type="float" office:value="6.60629">
            <text:p>6.61</text:p>
          </table:table-cell>
          <table:table-cell office:value-type="float" office:value="660629">
            <text:p>66062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/>
          <table:table-cell office:value-type="float" office:value="0.961775">
            <text:p>0.96</text:p>
          </table:table-cell>
          <table:table-cell table:formula="oooc:=[.E10]/100000" office:value-type="float" office:value="9.63462">
            <text:p>9.63</text:p>
          </table:table-cell>
          <table:table-cell office:value-type="float" office:value="963462">
            <text:p>96346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/>
          <table:table-cell office:value-type="float" office:value="1.03585">
            <text:p>1.04</text:p>
          </table:table-cell>
          <table:table-cell table:formula="oooc:=[.E11]/100000" office:value-type="float" office:value="18.39026">
            <text:p>18.39</text:p>
          </table:table-cell>
          <table:table-cell office:value-type="float" office:value="1839026">
            <text:p>1839026</text:p>
          </table:table-cell>
        </table:table-row>
      </table:table>
      <table:table table:name="Context" table:style-name="ta1" table:print="false">
        <office:forms form:automatic-focus="false" form:apply-design-mode="false"/>
        <table:table-column table:style-name="co4" table:number-columns-repeated="2" table:default-cell-style-name="Default"/>
        <table:table-row table:style-name="ro1">
          <table:table-cell office:value-type="float" office:value="359">
            <text:p>359</text:p>
          </table:table-cell>
          <table:table-cell>
            <draw:frame table:end-cell-address="Context.H24" table:end-x="1.552cm" table:end-y="0.407cm" draw:z-index="0" draw:style-name="gr1" svg:width="14.999cm" svg:height="13.119cm" svg:x="0.101cm" svg:y="0.1cm">
              <draw:object draw:notify-on-update-of-ranges="Context.A1:Context.A28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757">
            <text:p>757</text:p>
          </table:table-cell>
          <table:table-cell/>
        </table:table-row>
        <table:table-row table:style-name="ro1">
          <table:table-cell office:value-type="float" office:value="41245">
            <text:p>41245</text:p>
          </table:table-cell>
          <table:table-cell/>
        </table:table-row>
        <table:table-row table:style-name="ro1">
          <table:table-cell office:value-type="float" office:value="212251">
            <text:p>212251</text:p>
          </table:table-cell>
          <table:table-cell/>
        </table:table-row>
        <table:table-row table:style-name="ro1">
          <table:table-cell office:value-type="float" office:value="216465">
            <text:p>216465</text:p>
          </table:table-cell>
          <table:table-cell/>
        </table:table-row>
        <table:table-row table:style-name="ro1">
          <table:table-cell office:value-type="float" office:value="225560">
            <text:p>225560</text:p>
          </table:table-cell>
          <table:table-cell/>
        </table:table-row>
        <table:table-row table:style-name="ro1">
          <table:table-cell office:value-type="float" office:value="225334">
            <text:p>225334</text:p>
          </table:table-cell>
          <table:table-cell/>
        </table:table-row>
        <table:table-row table:style-name="ro1">
          <table:table-cell office:value-type="float" office:value="225875">
            <text:p>225875</text:p>
          </table:table-cell>
          <table:table-cell/>
        </table:table-row>
        <table:table-row table:style-name="ro1">
          <table:table-cell office:value-type="float" office:value="213533">
            <text:p>213533</text:p>
          </table:table-cell>
          <table:table-cell/>
        </table:table-row>
        <table:table-row table:style-name="ro1">
          <table:table-cell office:value-type="float" office:value="218758">
            <text:p>218758</text:p>
          </table:table-cell>
          <table:table-cell/>
        </table:table-row>
        <table:table-row table:style-name="ro1">
          <table:table-cell office:value-type="float" office:value="221086">
            <text:p>221086</text:p>
          </table:table-cell>
          <table:table-cell/>
        </table:table-row>
        <table:table-row table:style-name="ro1">
          <table:table-cell office:value-type="float" office:value="217742">
            <text:p>217742</text:p>
          </table:table-cell>
          <table:table-cell/>
        </table:table-row>
        <table:table-row table:style-name="ro1">
          <table:table-cell office:value-type="float" office:value="220513">
            <text:p>220513</text:p>
          </table:table-cell>
          <table:table-cell/>
        </table:table-row>
        <table:table-row table:style-name="ro1">
          <table:table-cell office:value-type="float" office:value="217811">
            <text:p>217811</text:p>
          </table:table-cell>
          <table:table-cell/>
        </table:table-row>
        <table:table-row table:style-name="ro1">
          <table:table-cell office:value-type="float" office:value="221600">
            <text:p>221600</text:p>
          </table:table-cell>
          <table:table-cell/>
        </table:table-row>
        <table:table-row table:style-name="ro1">
          <table:table-cell office:value-type="float" office:value="221744">
            <text:p>221744</text:p>
          </table:table-cell>
          <table:table-cell/>
        </table:table-row>
        <table:table-row table:style-name="ro1">
          <table:table-cell office:value-type="float" office:value="219820">
            <text:p>219820</text:p>
          </table:table-cell>
          <table:table-cell/>
        </table:table-row>
        <table:table-row table:style-name="ro1">
          <table:table-cell office:value-type="float" office:value="219549">
            <text:p>219549</text:p>
          </table:table-cell>
          <table:table-cell/>
        </table:table-row>
        <table:table-row table:style-name="ro1">
          <table:table-cell office:value-type="float" office:value="221329">
            <text:p>221329</text:p>
          </table:table-cell>
          <table:table-cell/>
        </table:table-row>
        <table:table-row table:style-name="ro1">
          <table:table-cell office:value-type="float" office:value="222851">
            <text:p>222851</text:p>
          </table:table-cell>
          <table:table-cell/>
        </table:table-row>
        <table:table-row table:style-name="ro1">
          <table:table-cell office:value-type="float" office:value="223708">
            <text:p>223708</text:p>
          </table:table-cell>
          <table:table-cell/>
        </table:table-row>
        <table:table-row table:style-name="ro1">
          <table:table-cell office:value-type="float" office:value="220451">
            <text:p>220451</text:p>
          </table:table-cell>
          <table:table-cell/>
        </table:table-row>
        <table:table-row table:style-name="ro1">
          <table:table-cell office:value-type="float" office:value="223205">
            <text:p>223205</text:p>
          </table:table-cell>
          <table:table-cell/>
        </table:table-row>
        <table:table-row table:style-name="ro1">
          <table:table-cell office:value-type="float" office:value="223004">
            <text:p>223004</text:p>
          </table:table-cell>
          <table:table-cell/>
        </table:table-row>
        <table:table-row table:style-name="ro1">
          <table:table-cell office:value-type="float" office:value="220737">
            <text:p>220737</text:p>
          </table:table-cell>
          <table:table-cell/>
        </table:table-row>
        <table:table-row table:style-name="ro1">
          <table:table-cell office:value-type="float" office:value="222381">
            <text:p>222381</text:p>
          </table:table-cell>
          <table:table-cell/>
        </table:table-row>
        <table:table-row table:style-name="ro1">
          <table:table-cell office:value-type="float" office:value="84865">
            <text:p>8486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030">
            <text:p>1030</text:p>
          </table:table-cell>
          <table:table-cell/>
        </table:table-row>
        <table:table-row table:style-name="ro1">
          <table:table-cell office:value-type="float" office:value="41908">
            <text:p>41908</text:p>
          </table:table-cell>
          <table:table-cell/>
        </table:table-row>
        <table:table-row table:style-name="ro1">
          <table:table-cell office:value-type="float" office:value="275524">
            <text:p>275524</text:p>
          </table:table-cell>
          <table:table-cell/>
        </table:table-row>
        <table:table-row table:style-name="ro1">
          <table:table-cell office:value-type="float" office:value="279961">
            <text:p>279961</text:p>
          </table:table-cell>
          <table:table-cell/>
        </table:table-row>
        <table:table-row table:style-name="ro1">
          <table:table-cell office:value-type="float" office:value="281493">
            <text:p>281493</text:p>
          </table:table-cell>
          <table:table-cell/>
        </table:table-row>
        <table:table-row table:style-name="ro1">
          <table:table-cell office:value-type="float" office:value="282452">
            <text:p>282452</text:p>
          </table:table-cell>
          <table:table-cell/>
        </table:table-row>
        <table:table-row table:style-name="ro1">
          <table:table-cell office:value-type="float" office:value="264915">
            <text:p>264915</text:p>
          </table:table-cell>
          <table:table-cell/>
        </table:table-row>
        <table:table-row table:style-name="ro1">
          <table:table-cell office:value-type="float" office:value="259761">
            <text:p>259761</text:p>
          </table:table-cell>
          <table:table-cell/>
        </table:table-row>
        <table:table-row table:style-name="ro1">
          <table:table-cell office:value-type="float" office:value="262082">
            <text:p>262082</text:p>
          </table:table-cell>
          <table:table-cell/>
        </table:table-row>
        <table:table-row table:style-name="ro1">
          <table:table-cell office:value-type="float" office:value="258653">
            <text:p>258653</text:p>
          </table:table-cell>
          <table:table-cell/>
        </table:table-row>
        <table:table-row table:style-name="ro1">
          <table:table-cell office:value-type="float" office:value="257957">
            <text:p>257957</text:p>
          </table:table-cell>
          <table:table-cell/>
        </table:table-row>
        <table:table-row table:style-name="ro1">
          <table:table-cell office:value-type="float" office:value="261797">
            <text:p>261797</text:p>
          </table:table-cell>
          <table:table-cell/>
        </table:table-row>
        <table:table-row table:style-name="ro1">
          <table:table-cell office:value-type="float" office:value="103142">
            <text:p>10314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615">
            <text:p>2615</text:p>
          </table:table-cell>
          <table:table-cell/>
        </table:table-row>
        <table:table-row table:style-name="ro1">
          <table:table-cell office:value-type="float" office:value="73160">
            <text:p>73160</text:p>
          </table:table-cell>
          <table:table-cell/>
        </table:table-row>
        <table:table-row table:style-name="ro1">
          <table:table-cell office:value-type="float" office:value="314226">
            <text:p>314226</text:p>
          </table:table-cell>
          <table:table-cell/>
        </table:table-row>
        <table:table-row table:style-name="ro1">
          <table:table-cell office:value-type="float" office:value="295535">
            <text:p>295535</text:p>
          </table:table-cell>
          <table:table-cell/>
        </table:table-row>
        <table:table-row table:style-name="ro1">
          <table:table-cell office:value-type="float" office:value="282554">
            <text:p>282554</text:p>
          </table:table-cell>
          <table:table-cell/>
        </table:table-row>
        <table:table-row table:style-name="ro1">
          <table:table-cell office:value-type="float" office:value="282433">
            <text:p>282433</text:p>
          </table:table-cell>
          <table:table-cell/>
        </table:table-row>
        <table:table-row table:style-name="ro1">
          <table:table-cell office:value-type="float" office:value="282269">
            <text:p>282269</text:p>
          </table:table-cell>
          <table:table-cell/>
        </table:table-row>
        <table:table-row table:style-name="ro1">
          <table:table-cell office:value-type="float" office:value="22899">
            <text:p>2289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9457">
            <text:p>9457</text:p>
          </table:table-cell>
          <table:table-cell/>
        </table:table-row>
        <table:table-row table:style-name="ro1">
          <table:table-cell office:value-type="float" office:value="155024">
            <text:p>155024</text:p>
          </table:table-cell>
          <table:table-cell/>
        </table:table-row>
        <table:table-row table:style-name="ro1">
          <table:table-cell office:value-type="float" office:value="320379">
            <text:p>320379</text:p>
          </table:table-cell>
          <table:table-cell/>
        </table:table-row>
        <table:table-row table:style-name="ro1">
          <table:table-cell office:value-type="float" office:value="315571">
            <text:p>315571</text:p>
          </table:table-cell>
          <table:table-cell/>
        </table:table-row>
        <table:table-row table:style-name="ro1">
          <table:table-cell office:value-type="float" office:value="93660">
            <text:p>9366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500">
            <text:p>8500</text:p>
          </table:table-cell>
          <table:table-cell/>
        </table:table-row>
        <table:table-row table:style-name="ro1">
          <table:table-cell office:value-type="float" office:value="144803">
            <text:p>144803</text:p>
          </table:table-cell>
          <table:table-cell/>
        </table:table-row>
        <table:table-row table:style-name="ro1">
          <table:table-cell office:value-type="float" office:value="361925">
            <text:p>361925</text:p>
          </table:table-cell>
          <table:table-cell/>
        </table:table-row>
        <table:table-row table:style-name="ro1">
          <table:table-cell office:value-type="float" office:value="85782">
            <text:p>8578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8429">
            <text:p>18429</text:p>
          </table:table-cell>
          <table:table-cell/>
        </table:table-row>
        <table:table-row table:style-name="ro1">
          <table:table-cell office:value-type="float" office:value="232518">
            <text:p>232518</text:p>
          </table:table-cell>
          <table:table-cell/>
        </table:table-row>
        <table:table-row table:style-name="ro1">
          <table:table-cell office:value-type="float" office:value="259770">
            <text:p>25977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86585">
            <text:p>86585</text:p>
          </table:table-cell>
          <table:table-cell/>
        </table:table-row>
        <table:table-row table:style-name="ro1">
          <table:table-cell office:value-type="float" office:value="327543">
            <text:p>327543</text:p>
          </table:table-cell>
          <table:table-cell/>
        </table:table-row>
        <table:table-row table:style-name="ro1">
          <table:table-cell office:value-type="float" office:value="82679">
            <text:p>8267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21418">
            <text:p>121418</text:p>
          </table:table-cell>
          <table:table-cell/>
        </table:table-row>
        <table:table-row table:style-name="ro1">
          <table:table-cell office:value-type="float" office:value="425331">
            <text:p>425331</text:p>
          </table:table-cell>
          <table:table-cell/>
        </table:table-row>
        <table:table-row table:style-name="ro1">
          <table:table-cell office:value-type="float" office:value="110069">
            <text:p>1100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253152">
            <text:p>253152</text:p>
          </table:table-cell>
          <table:table-cell/>
        </table:table-row>
        <table:table-row table:style-name="ro1">
          <table:table-cell office:value-type="float" office:value="603198">
            <text:p>603198</text:p>
          </table:table-cell>
          <table:table-cell/>
        </table:table-row>
        <table:table-row table:style-name="ro1">
          <table:table-cell office:value-type="float" office:value="120769">
            <text:p>12076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41721">
            <text:p>641721</text:p>
          </table:table-cell>
          <table:table-cell/>
        </table:table-row>
        <table:table-row table:style-name="ro1">
          <table:table-cell office:value-type="float" office:value="1035070">
            <text:p>1035070</text:p>
          </table:table-cell>
          <table:table-cell/>
        </table:table-row>
        <table:table-row table:style-name="ro1">
          <table:table-cell office:value-type="float" office:value="171615">
            <text:p>171615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698185">
            <text:p>698185</text:p>
          </table:table-cell>
          <table:table-cell/>
        </table:table-row>
        <table:table-row table:style-name="ro1">
          <table:table-cell office:value-type="float" office:value="1821184">
            <text:p>1821184</text:p>
          </table:table-cell>
          <table:table-cell/>
        </table:table-row>
        <table:table-row table:style-name="ro1">
          <table:table-cell office:value-type="float" office:value="1911935">
            <text:p>1911935</text:p>
          </table:table-cell>
          <table:table-cell/>
        </table:table-row>
        <table:table-row table:style-name="ro1">
          <table:table-cell office:value-type="float" office:value="2973762">
            <text:p>2973762</text:p>
          </table:table-cell>
          <table:table-cell/>
        </table:table-row>
        <table:table-row table:style-name="ro1">
          <table:table-cell office:value-type="float" office:value="2749776">
            <text:p>2749776</text:p>
          </table:table-cell>
          <table:table-cell/>
        </table:table-row>
        <table:table-row table:style-name="ro1">
          <table:table-cell office:value-type="float" office:value="2026401">
            <text:p>2026401</text:p>
          </table:table-cell>
          <table:table-cell/>
        </table:table-row>
        <table:table-row table:style-name="ro1">
          <table:table-cell office:value-type="float" office:value="5600630">
            <text:p>5600630</text:p>
          </table:table-cell>
          <table:table-cell/>
        </table:table-row>
      </table:table>
      <table:table table:name="Timing64" table:style-name="ta1" table:print="false">
        <office:forms form:automatic-focus="false" form:apply-design-mode="false"/>
        <table:table-column table:style-name="co4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9.5094">
            <text:p>19.5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.2742">
            <text:p>14.2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7276">
            <text:p>11.7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3481">
            <text:p>10.3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69602">
            <text:p>9.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65525">
            <text:p>8.6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26954">
            <text:p>8.2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21693">
            <text:p>8.2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17064">
            <text:p>8.17</text:p>
          </table:table-cell>
          <table:table-cell table:number-columns-repeated="2"/>
          <table:table-cell>
            <draw:frame table:end-cell-address="Timing64.L33" table:end-x="1.542cm" table:end-y="0.478cm" draw:z-index="0" draw:style-name="gr1" svg:width="15.623cm" svg:height="13.429cm" svg:x="1.726cm" svg:y="0.419cm">
              <draw:object draw:notify-on-update-of-ranges="Timing64.A1:Timing64.A64 Timing64.B1:Timing64.B6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85468">
            <text:p>7.8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.09685">
            <text:p>8.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74298">
            <text:p>7.7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96923">
            <text:p>7.9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.48325">
            <text:p>7.4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46196">
            <text:p>7.4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79992">
            <text:p>7.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.48448">
            <text:p>7.48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.4031">
            <text:p>7.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.68274">
            <text:p>7.6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67548">
            <text:p>7.6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.8923">
            <text:p>7.89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81535">
            <text:p>7.8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.41703">
            <text:p>7.42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51567">
            <text:p>7.5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.36746">
            <text:p>7.37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3386">
            <text:p>7.34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.35403">
            <text:p>7.3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.38334">
            <text:p>7.38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.3806">
            <text:p>7.38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33424">
            <text:p>7.33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.23462">
            <text:p>7.2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.54736">
            <text:p>7.55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.33922">
            <text:p>7.34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.35879">
            <text:p>7.36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.49806">
            <text:p>7.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.27893">
            <text:p>7.2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.32322">
            <text:p>7.32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.14852">
            <text:p>7.15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.1685">
            <text:p>7.17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.12908">
            <text:p>7.13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.20432">
            <text:p>7.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.44241">
            <text:p>7.44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.22952">
            <text:p>7.23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.18853">
            <text:p>7.19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.23571">
            <text:p>7.24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.17476">
            <text:p>7.17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.18287">
            <text:p>7.18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.25069">
            <text:p>7.25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.11511">
            <text:p>7.12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.17888">
            <text:p>7.18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.10951">
            <text:p>7.11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.10708">
            <text:p>7.11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.16264">
            <text:p>7.16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.06891">
            <text:p>7.07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.07942">
            <text:p>7.08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.19116">
            <text:p>7.19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.22364">
            <text:p>7.2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.07641">
            <text:p>7.08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.19195">
            <text:p>7.19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.08975">
            <text:p>7.0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.23771">
            <text:p>7.24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.23129">
            <text:p>7.2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.10246">
            <text:p>7.1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.09683">
            <text:p>7.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6">16/05/2009</text:date>, <text:time>17:4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9-05-13T21:23:39</meta:creation-date>
    <dc:date>2009-05-16T17:41:24</dc:date>
    <meta:editing-cycles>16</meta:editing-cycles>
    <meta:editing-duration>PT5H34M25S</meta:editing-duration>
    <meta:user-defined meta:name="Info 1"/>
    <meta:user-defined meta:name="Info 2"/>
    <meta:user-defined meta:name="Info 3"/>
    <meta:user-defined meta:name="Info 4"/>
    <meta:document-statistic meta:table-count="9" meta:cell-count="77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13.121cm" chart:class="chart:line" chart:style-name="ch1">
        <chart:legend chart:legend-position="end" svg:x="11.961cm" svg:y="5.4cm" chart:style-name="ch2"/>
        <chart:plot-area chart:style-name="ch3" table:cell-range-address="load.A2:load.E14 load.B1:load.E14 load.A1:load.A1" chart:data-source-has-labels="both" svg:x="0.3cm" svg:y="0.262cm" svg:width="11.361cm" svg:height="12.334cm">
          <chart:axis chart:dimension="x" chart:name="primary-x" chart:style-name="ch4">
            <chart:categories table:cell-range-address="load.A2:load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ad.B2:load.B14" chart:label-cell-address="load.B1:load.B1" chart:class="chart:line">
            <chart:data-point chart:repeated="13"/>
          </chart:series>
          <chart:series chart:style-name="ch7" chart:values-cell-range-address="load.C2:load.C14" chart:label-cell-address="load.C1:load.C1" chart:class="chart:line">
            <chart:data-point chart:repeated="13"/>
          </chart:series>
          <chart:series chart:style-name="ch8" chart:values-cell-range-address="load.D2:load.D14" chart:label-cell-address="load.D1:load.D1" chart:class="chart:line">
            <chart:data-point chart:repeated="13"/>
          </chart:series>
          <chart:series chart:style-name="ch9" chart:values-cell-range-address="load.E2:load.E14" chart:label-cell-address="load.E1:load.E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hlon Load</text:p>
              </table:table-cell>
              <table:table-cell office:value-type="string">
                <text:p>Athlon Time</text:p>
              </table:table-cell>
              <table:table-cell office:value-type="string">
                <text:p>Athlon -O3 load</text:p>
              </table:table-cell>
              <table:table-cell office:value-type="string">
                <text:p>Athlon -O3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5">
                <text:p>5.25</text:p>
              </table:table-cell>
              <table:table-cell office:value-type="float" office:value="6.622">
                <text:p>6.622</text:p>
              </table:table-cell>
              <table:table-cell office:value-type="float" office:value="3.64">
                <text:p>3.64</text:p>
              </table:table-cell>
              <table:table-cell office:value-type="float" office:value="3.07868">
                <text:p>3.078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92">
                <text:p>8.92</text:p>
              </table:table-cell>
              <table:table-cell office:value-type="float" office:value="6.63325">
                <text:p>6.63325</text:p>
              </table:table-cell>
              <table:table-cell office:value-type="float" office:value="5.46">
                <text:p>5.46</text:p>
              </table:table-cell>
              <table:table-cell office:value-type="float" office:value="3.09918">
                <text:p>3.09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7">
                <text:p>9.57</text:p>
              </table:table-cell>
              <table:table-cell office:value-type="float" office:value="6.62589">
                <text:p>6.62589</text:p>
              </table:table-cell>
              <table:table-cell office:value-type="float" office:value="4.69">
                <text:p>4.69</text:p>
              </table:table-cell>
              <table:table-cell office:value-type="float" office:value="3.10228">
                <text:p>3.10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5">
                <text:p>10.15</text:p>
              </table:table-cell>
              <table:table-cell office:value-type="float" office:value="6.62863">
                <text:p>6.62863</text:p>
              </table:table-cell>
              <table:table-cell office:value-type="float" office:value="6.28">
                <text:p>6.28</text:p>
              </table:table-cell>
              <table:table-cell office:value-type="float" office:value="3.09118">
                <text:p>3.09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2">
                <text:p>9.82</text:p>
              </table:table-cell>
              <table:table-cell office:value-type="float" office:value="6.63528">
                <text:p>6.63528</text:p>
              </table:table-cell>
              <table:table-cell office:value-type="float" office:value="5.46">
                <text:p>5.46</text:p>
              </table:table-cell>
              <table:table-cell office:value-type="float" office:value="3.06633">
                <text:p>3.06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7">
                <text:p>10.27</text:p>
              </table:table-cell>
              <table:table-cell office:value-type="float" office:value="6.65095">
                <text:p>6.65095</text:p>
              </table:table-cell>
              <table:table-cell office:value-type="float" office:value="6.08">
                <text:p>6.08</text:p>
              </table:table-cell>
              <table:table-cell office:value-type="float" office:value="3.08947">
                <text:p>3.08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62">
                <text:p>10.62</text:p>
              </table:table-cell>
              <table:table-cell office:value-type="float" office:value="6.64636">
                <text:p>6.64636</text:p>
              </table:table-cell>
              <table:table-cell office:value-type="float" office:value="7.35">
                <text:p>7.35</text:p>
              </table:table-cell>
              <table:table-cell office:value-type="float" office:value="3.07626">
                <text:p>3.07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6">
                <text:p>10.16</text:p>
              </table:table-cell>
              <table:table-cell office:value-type="float" office:value="6.60671">
                <text:p>6.60671</text:p>
              </table:table-cell>
              <table:table-cell office:value-type="float" office:value="6.3">
                <text:p>6.3</text:p>
              </table:table-cell>
              <table:table-cell office:value-type="float" office:value="3.07588">
                <text:p>3.07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98">
                <text:p>12.98</text:p>
              </table:table-cell>
              <table:table-cell office:value-type="float" office:value="6.62684">
                <text:p>6.62684</text:p>
              </table:table-cell>
              <table:table-cell office:value-type="float" office:value="7.52">
                <text:p>7.52</text:p>
              </table:table-cell>
              <table:table-cell office:value-type="float" office:value="3.10579">
                <text:p>3.10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73">
                <text:p>12.73</text:p>
              </table:table-cell>
              <table:table-cell office:value-type="float" office:value="6.6469">
                <text:p>6.6469</text:p>
              </table:table-cell>
              <table:table-cell office:value-type="float" office:value="6.44">
                <text:p>6.44</text:p>
              </table:table-cell>
              <table:table-cell office:value-type="float" office:value="3.08519">
                <text:p>3.0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4">
                <text:p>12.54</text:p>
              </table:table-cell>
              <table:table-cell office:value-type="float" office:value="6.59584">
                <text:p>6.59584</text:p>
              </table:table-cell>
              <table:table-cell office:value-type="float" office:value="7.64">
                <text:p>7.64</text:p>
              </table:table-cell>
              <table:table-cell office:value-type="float" office:value="3.06938">
                <text:p>3.06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18">
                <text:p>14.18</text:p>
              </table:table-cell>
              <table:table-cell office:value-type="float" office:value="6.60713">
                <text:p>6.60713</text:p>
              </table:table-cell>
              <table:table-cell office:value-type="float" office:value="6.09">
                <text:p>6.09</text:p>
              </table:table-cell>
              <table:table-cell office:value-type="float" office:value="3.07918">
                <text:p>3.079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3">
                <text:p>12.23</text:p>
              </table:table-cell>
              <table:table-cell office:value-type="float" office:value="6.62105">
                <text:p>6.62105</text:p>
              </table:table-cell>
              <table:table-cell office:value-type="float" office:value="5.54">
                <text:p>5.54</text:p>
              </table:table-cell>
              <table:table-cell office:value-type="float" office:value="3.06989">
                <text:p>3.069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13.121cm" chart:class="chart:line" chart:style-name="ch1">
        <chart:legend chart:legend-position="end" svg:x="12.675cm" svg:y="5.666cm" chart:style-name="ch2"/>
        <chart:plot-area chart:style-name="ch3" table:cell-range-address="'br220k log2'.A2:'br220k log2'.D14 'br220k log2'.B1:'br220k log2'.D14 'br220k log2'.A1:'br220k log2'.A1" chart:data-source-has-labels="both" svg:x="0.3cm" svg:y="0.262cm" svg:width="12.075cm" svg:height="12.334cm">
          <chart:axis chart:dimension="x" chart:name="primary-x" chart:style-name="ch4">
            <chart:categories table:cell-range-address="'br220k log2'.A2:'br220k log2'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r220k log2'.B2:'br220k log2'.B14" chart:label-cell-address="'br220k log2'.B1:'br220k log2'.B1" chart:class="chart:line">
            <chart:data-point chart:repeated="13"/>
          </chart:series>
          <chart:series chart:style-name="ch7" chart:values-cell-range-address="'br220k log2'.C2:'br220k log2'.C14" chart:label-cell-address="'br220k log2'.C1:'br220k log2'.C1" chart:class="chart:line">
            <chart:data-point chart:repeated="13"/>
          </chart:series>
          <chart:series chart:style-name="ch8" chart:values-cell-range-address="'br220k log2'.D2:'br220k log2'.D14" chart:label-cell-address="'br220k log2'.D1:'br220k log2'.D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hlon</text:p>
              </table:table-cell>
              <table:table-cell office:value-type="string">
                <text:p>Athlon -O3</text:p>
              </table:table-cell>
              <table:table-cell office:value-type="string">
                <text:p>Opter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895">
                <text:p>26.0895</text:p>
              </table:table-cell>
              <table:table-cell office:value-type="float" office:value="19.3453">
                <text:p>19.3453</text:p>
              </table:table-cell>
              <table:table-cell office:value-type="float" office:value="27.0171">
                <text:p>27.01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4004">
                <text:p>15.4004</text:p>
              </table:table-cell>
              <table:table-cell office:value-type="float" office:value="10.152">
                <text:p>10.152</text:p>
              </table:table-cell>
              <table:table-cell office:value-type="float" office:value="11.998">
                <text:p>11.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006">
                <text:p>10.3006</text:p>
              </table:table-cell>
              <table:table-cell office:value-type="float" office:value="5.48837">
                <text:p>5.48837</text:p>
              </table:table-cell>
              <table:table-cell office:value-type="float" office:value="6.56486">
                <text:p>6.56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8729">
                <text:p>7.18729</text:p>
              </table:table-cell>
              <table:table-cell office:value-type="float" office:value="3.75357">
                <text:p>3.75357</text:p>
              </table:table-cell>
              <table:table-cell office:value-type="float" office:value="3.13161">
                <text:p>3.13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0418">
                <text:p>6.70418</text:p>
              </table:table-cell>
              <table:table-cell office:value-type="float" office:value="3.09753">
                <text:p>3.09753</text:p>
              </table:table-cell>
              <table:table-cell office:value-type="float" office:value="1.88787">
                <text:p>1.887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8621">
                <text:p>6.58621</text:p>
              </table:table-cell>
              <table:table-cell office:value-type="float" office:value="3.05374">
                <text:p>3.05374</text:p>
              </table:table-cell>
              <table:table-cell office:value-type="float" office:value="1.50371">
                <text:p>1.503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54327">
                <text:p>6.54327</text:p>
              </table:table-cell>
              <table:table-cell office:value-type="float" office:value="2.98678">
                <text:p>2.98678</text:p>
              </table:table-cell>
              <table:table-cell office:value-type="float" office:value="1.3589">
                <text:p>1.35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54609">
                <text:p>6.54609</text:p>
              </table:table-cell>
              <table:table-cell office:value-type="float" office:value="2.96084">
                <text:p>2.96084</text:p>
              </table:table-cell>
              <table:table-cell office:value-type="float" office:value="1.33503">
                <text:p>1.335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.0684">
                <text:p>26.0684</text:p>
              </table:table-cell>
              <table:table-cell office:value-type="float" office:value="19.1942">
                <text:p>19.1942</text:p>
              </table:table-cell>
              <table:table-cell office:value-type="float" office:value="27.0922">
                <text:p>27.092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.9922">
                <text:p>25.9922</text:p>
              </table:table-cell>
              <table:table-cell office:value-type="float" office:value="19.4491">
                <text:p>19.4491</text:p>
              </table:table-cell>
              <table:table-cell office:value-type="float" office:value="26.7516">
                <text:p>26.751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5.9437">
                <text:p>25.9437</text:p>
              </table:table-cell>
              <table:table-cell office:value-type="float" office:value="19.3677">
                <text:p>19.3677</text:p>
              </table:table-cell>
              <table:table-cell office:value-type="float" office:value="26.8375">
                <text:p>26.837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5.9231">
                <text:p>25.9231</text:p>
              </table:table-cell>
              <table:table-cell office:value-type="float" office:value="19.3758">
                <text:p>19.3758</text:p>
              </table:table-cell>
              <table:table-cell office:value-type="float" office:value="26.9751">
                <text:p>26.9751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6.0091">
                <text:p>26.0091</text:p>
              </table:table-cell>
              <table:table-cell office:value-type="float" office:value="19.3457">
                <text:p>19.3457</text:p>
              </table:table-cell>
              <table:table-cell office:value-type="float" office:value="26.93">
                <text:p>26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947cm" svg:y="3.139cm" chart:style-name="ch2"/>
        <chart:plot-area chart:style-name="ch3" table:cell-range-address="Timing64.A1:Timing64.B64" chart:data-source-has-labels="column" svg:x="0.16cm" svg:y="0.14cm" svg:width="5.626cm" svg:height="6.578cm">
          <chart:axis chart:dimension="x" chart:name="primary-x" chart:style-name="ch4">
            <chart:categories table:cell-range-address="Timing64.A1:Timing64.A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ing64.B1:Timing64.B64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5094">
                <text:p>19.50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2742">
                <text:p>14.2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276">
                <text:p>11.7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481">
                <text:p>10.3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9602">
                <text:p>9.69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65525">
                <text:p>8.65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6954">
                <text:p>8.26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1693">
                <text:p>8.21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7064">
                <text:p>8.17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85468">
                <text:p>7.85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09685">
                <text:p>8.09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4298">
                <text:p>7.74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96923">
                <text:p>7.9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8325">
                <text:p>7.48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6196">
                <text:p>7.46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9992">
                <text:p>7.79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8448">
                <text:p>7.48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031">
                <text:p>7.4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8274">
                <text:p>7.68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7548">
                <text:p>7.67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8923">
                <text:p>7.89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81535">
                <text:p>7.81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41703">
                <text:p>7.41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1567">
                <text:p>7.51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6746">
                <text:p>7.36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86">
                <text:p>7.3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35403">
                <text:p>7.354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8334">
                <text:p>7.38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3806">
                <text:p>7.3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3424">
                <text:p>7.33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3462">
                <text:p>7.23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54736">
                <text:p>7.54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3922">
                <text:p>7.33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5879">
                <text:p>7.35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9806">
                <text:p>7.49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7893">
                <text:p>7.278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32322">
                <text:p>7.323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4852">
                <text:p>7.148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685">
                <text:p>7.16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2908">
                <text:p>7.129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0432">
                <text:p>7.204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4241">
                <text:p>7.44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2952">
                <text:p>7.22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8853">
                <text:p>7.18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3571">
                <text:p>7.235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7476">
                <text:p>7.17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8287">
                <text:p>7.18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25069">
                <text:p>7.250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11511">
                <text:p>7.115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7888">
                <text:p>7.178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10951">
                <text:p>7.109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10708">
                <text:p>7.107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16264">
                <text:p>7.16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06891">
                <text:p>7.068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07942">
                <text:p>7.07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19116">
                <text:p>7.191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22364">
                <text:p>7.223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07641">
                <text:p>7.07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19195">
                <text:p>7.19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8975">
                <text:p>7.089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23771">
                <text:p>7.237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23129">
                <text:p>7.23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10246">
                <text:p>7.102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09683">
                <text:p>7.096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947cm" svg:y="3.14cm" chart:style-name="ch2"/>
        <chart:plot-area chart:style-name="ch3" table:cell-range-address="Context.A1:Context.A285" svg:x="0.16cm" svg:y="0.14cm" svg:width="5.627cm" svg:height="6.5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ntext.A1:Context.A285" chart:class="chart:line">
            <chart:data-point chart:repeated="2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41245">
                <text:p>41245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212251">
                <text:p>21225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16465">
                <text:p>216465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25560">
                <text:p>225560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25334">
                <text:p>225334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25875">
                <text:p>225875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13533">
                <text:p>213533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18758">
                <text:p>218758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221086">
                <text:p>221086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17742">
                <text:p>217742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220513">
                <text:p>220513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17811">
                <text:p>217811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221600">
                <text:p>221600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221744">
                <text:p>22174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219820">
                <text:p>219820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219549">
                <text:p>219549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221329">
                <text:p>221329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222851">
                <text:p>222851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223708">
                <text:p>223708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220451">
                <text:p>220451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223205">
                <text:p>223205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223004">
                <text:p>223004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220737">
                <text:p>220737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222381">
                <text:p>222381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84865">
                <text:p>84865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41908">
                <text:p>41908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275524">
                <text:p>275524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279961">
                <text:p>279961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281493">
                <text:p>281493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282452">
                <text:p>282452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264915">
                <text:p>264915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259761">
                <text:p>259761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262082">
                <text:p>262082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258653">
                <text:p>258653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257957">
                <text:p>257957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261797">
                <text:p>261797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03142">
                <text:p>103142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73160">
                <text:p>73160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314226">
                <text:p>314226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295535">
                <text:p>295535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282554">
                <text:p>282554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282433">
                <text:p>282433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282269">
                <text:p>282269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22899">
                <text:p>22899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9457">
                <text:p>9457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55024">
                <text:p>155024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320379">
                <text:p>320379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315571">
                <text:p>315571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93660">
                <text:p>93660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144803">
                <text:p>144803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361925">
                <text:p>361925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85782">
                <text:p>85782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18429">
                <text:p>18429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232518">
                <text:p>232518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259770">
                <text:p>259770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86585">
                <text:p>86585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327543">
                <text:p>327543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82679">
                <text:p>82679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121418">
                <text:p>121418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425331">
                <text:p>425331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110069">
                <text:p>110069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253152">
                <text:p>253152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603198">
                <text:p>603198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120769">
                <text:p>120769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641721">
                <text:p>641721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1035070">
                <text:p>1035070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171615">
                <text:p>171615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698185">
                <text:p>698185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1821184">
                <text:p>1821184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1911935">
                <text:p>1911935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2973762">
                <text:p>2973762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2749776">
                <text:p>2749776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2026401">
                <text:p>2026401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5600630">
                <text:p>5600630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7.501cm" chart:class="chart:line" chart:style-name="ch1">
        <chart:legend chart:legend-position="end" svg:x="17.893cm" svg:y="8.122cm" chart:style-name="ch2"/>
        <chart:plot-area chart:style-name="ch3" table:cell-range-address="br220k.A2:br220k.C38 br220k.B1:br220k.C38 br220k.A1:br220k.A1" chart:data-source-has-labels="both" svg:x="0.397cm" svg:y="0.348cm" svg:width="17.092cm" svg:height="16.449cm">
          <chart:axis chart:dimension="x" chart:name="primary-x" chart:style-name="ch4">
            <chart:categories table:cell-range-address="br220k.A2:br220k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r220k.B2:br220k.B38" chart:label-cell-address="br220k.B1:br220k.B1" chart:class="chart:line">
            <chart:data-point chart:repeated="37"/>
          </chart:series>
          <chart:series chart:style-name="ch7" chart:values-cell-range-address="br220k.C2:br220k.C38" chart:label-cell-address="br220k.C1:br220k.C1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hlon</text:p>
              </table:table-cell>
              <table:table-cell office:value-type="string">
                <text:p>Opter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1122">
                <text:p>26.1122</text:p>
              </table:table-cell>
              <table:table-cell office:value-type="float" office:value="24.7172">
                <text:p>24.71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981">
                <text:p>15.5981</text:p>
              </table:table-cell>
              <table:table-cell office:value-type="float" office:value="11.9903">
                <text:p>11.9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702">
                <text:p>11.7702</text:p>
              </table:table-cell>
              <table:table-cell office:value-type="float" office:value="7.79605">
                <text:p>7.79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526">
                <text:p>10.2526</text:p>
              </table:table-cell>
              <table:table-cell office:value-type="float" office:value="5.80904">
                <text:p>5.80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02448">
                <text:p>9.02448</text:p>
              </table:table-cell>
              <table:table-cell office:value-type="float" office:value="4.79017">
                <text:p>4.79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414">
                <text:p>8.5414</text:p>
              </table:table-cell>
              <table:table-cell office:value-type="float" office:value="4.03345">
                <text:p>4.03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5437">
                <text:p>7.35437</text:p>
              </table:table-cell>
              <table:table-cell office:value-type="float" office:value="3.63498">
                <text:p>3.63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5627">
                <text:p>7.15627</text:p>
              </table:table-cell>
              <table:table-cell office:value-type="float" office:value="3.17076">
                <text:p>3.17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0965">
                <text:p>7.00965</text:p>
              </table:table-cell>
              <table:table-cell office:value-type="float" office:value="2.88342">
                <text:p>2.8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2643">
                <text:p>6.92643</text:p>
              </table:table-cell>
              <table:table-cell office:value-type="float" office:value="2.60094">
                <text:p>2.60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3184">
                <text:p>6.83184</text:p>
              </table:table-cell>
              <table:table-cell office:value-type="float" office:value="2.38942">
                <text:p>2.38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5985">
                <text:p>6.75985</text:p>
              </table:table-cell>
              <table:table-cell office:value-type="float" office:value="2.1694">
                <text:p>2.1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4602">
                <text:p>6.74602</text:p>
              </table:table-cell>
              <table:table-cell office:value-type="float" office:value="1.98805">
                <text:p>1.98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3175">
                <text:p>6.73175</text:p>
              </table:table-cell>
              <table:table-cell office:value-type="float" office:value="1.94434">
                <text:p>1.94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1159">
                <text:p>6.71159</text:p>
              </table:table-cell>
              <table:table-cell office:value-type="float" office:value="1.91918">
                <text:p>1.91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8949">
                <text:p>6.68949</text:p>
              </table:table-cell>
              <table:table-cell office:value-type="float" office:value="1.87649">
                <text:p>1.876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66346">
                <text:p>6.66346</text:p>
              </table:table-cell>
              <table:table-cell office:value-type="float" office:value="1.86239">
                <text:p>1.86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542">
                <text:p>6.6542</text:p>
              </table:table-cell>
              <table:table-cell office:value-type="float" office:value="1.75229">
                <text:p>1.75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826">
                <text:p>6.64826</text:p>
              </table:table-cell>
              <table:table-cell office:value-type="float" office:value="1.70327">
                <text:p>1.70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798">
                <text:p>6.65798</text:p>
              </table:table-cell>
              <table:table-cell office:value-type="float" office:value="1.6829">
                <text:p>1.6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6949">
                <text:p>6.66949</text:p>
              </table:table-cell>
              <table:table-cell office:value-type="float" office:value="1.67869">
                <text:p>1.678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8266">
                <text:p>6.68266</text:p>
              </table:table-cell>
              <table:table-cell office:value-type="float" office:value="1.73352">
                <text:p>1.73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9213">
                <text:p>6.69213</text:p>
              </table:table-cell>
              <table:table-cell office:value-type="float" office:value="1.59602">
                <text:p>1.59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67912">
                <text:p>6.67912</text:p>
              </table:table-cell>
              <table:table-cell office:value-type="float" office:value="1.63692">
                <text:p>1.63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63183">
                <text:p>6.63183</text:p>
              </table:table-cell>
              <table:table-cell office:value-type="float" office:value="1.65199">
                <text:p>1.65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62361">
                <text:p>6.62361</text:p>
              </table:table-cell>
              <table:table-cell office:value-type="float" office:value="1.57952">
                <text:p>1.57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5517">
                <text:p>6.65517</text:p>
              </table:table-cell>
              <table:table-cell office:value-type="float" office:value="1.57282">
                <text:p>1.57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62944">
                <text:p>6.62944</text:p>
              </table:table-cell>
              <table:table-cell office:value-type="float" office:value="1.57944">
                <text:p>1.57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056">
                <text:p>6.6056</text:p>
              </table:table-cell>
              <table:table-cell office:value-type="float" office:value="1.53206">
                <text:p>1.53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1463">
                <text:p>6.61463</text:p>
              </table:table-cell>
              <table:table-cell office:value-type="float" office:value="1.50785">
                <text:p>1.507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63345">
                <text:p>6.63345</text:p>
              </table:table-cell>
              <table:table-cell office:value-type="float" office:value="1.51353">
                <text:p>1.51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62607">
                <text:p>6.62607</text:p>
              </table:table-cell>
              <table:table-cell office:value-type="float" office:value="1.51222">
                <text:p>1.51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2575">
                <text:p>6.62575</text:p>
              </table:table-cell>
              <table:table-cell office:value-type="float" office:value="1.52218">
                <text:p>1.52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2005">
                <text:p>6.62005</text:p>
              </table:table-cell>
              <table:table-cell office:value-type="float" office:value="1.49715">
                <text:p>1.49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2126">
                <text:p>6.62126</text:p>
              </table:table-cell>
              <table:table-cell office:value-type="float" office:value="1.47197">
                <text:p>1.47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59801">
                <text:p>6.59801</text:p>
              </table:table-cell>
              <table:table-cell office:value-type="float" office:value="1.47855">
                <text:p>1.478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61688">
                <text:p>6.61688</text:p>
              </table:table-cell>
              <table:table-cell office:value-type="float" office:value="1.46415">
                <text:p>1.46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13.121cm" chart:class="chart:line" chart:style-name="ch1">
        <chart:legend chart:legend-position="end" svg:x="11.803cm" svg:y="5.429cm" chart:style-name="ch2"/>
        <chart:plot-area chart:style-name="ch3" table:cell-range-address="Opt.A1:Opt.D11" chart:data-source-has-labels="both" svg:x="0.3cm" svg:y="0.262cm" svg:width="11.203cm" svg:height="12.334cm">
          <chart:axis chart:dimension="x" chart:name="primary-x" chart:style-name="ch4">
            <chart:categories table:cell-range-address="Opt.A2:Opt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pt.B2:Opt.B11" chart:label-cell-address="Opt.B1:Opt.B1" chart:class="chart:line">
            <chart:data-point chart:repeated="10"/>
          </chart:series>
          <chart:series chart:style-name="ch7" chart:values-cell-range-address="Opt.C2:Opt.C11" chart:label-cell-address="Opt.C1:Opt.C1" chart:class="chart:line">
            <chart:data-point chart:repeated="10"/>
          </chart:series>
          <chart:series chart:style-name="ch8" chart:values-cell-range-address="Opt.D2:Opt.D11" chart:label-cell-address="Opt.D1:Opt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ing</text:p>
              </table:table-cell>
              <table:table-cell office:value-type="string">
                <text:p>Context Switches (/100k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23.677">
                <text:p>23.677</text:p>
              </table:table-cell>
              <table:table-cell office:value-type="float" office:value="51.87473">
                <text:p>51.874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0.5435">
                <text:p>10.5435</text:p>
              </table:table-cell>
              <table:table-cell office:value-type="float" office:value="28.4956">
                <text:p>28.4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5.09385">
                <text:p>5.09385</text:p>
              </table:table-cell>
              <table:table-cell office:value-type="float" office:value="15.70702">
                <text:p>15.70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2.58703">
                <text:p>2.58703</text:p>
              </table:table-cell>
              <table:table-cell office:value-type="float" office:value="8.90778">
                <text:p>8.90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46327">
                <text:p>1.46327</text:p>
              </table:table-cell>
              <table:table-cell office:value-type="float" office:value="6.03586">
                <text:p>6.035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17864">
                <text:p>1.17864</text:p>
              </table:table-cell>
              <table:table-cell office:value-type="float" office:value="5.06438">
                <text:p>5.064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01158">
                <text:p>1.01158</text:p>
              </table:table-cell>
              <table:table-cell office:value-type="float" office:value="5.01969">
                <text:p>5.019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0.998305">
                <text:p>0.998305</text:p>
              </table:table-cell>
              <table:table-cell office:value-type="float" office:value="6.60629">
                <text:p>6.606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0.961775">
                <text:p>0.961775</text:p>
              </table:table-cell>
              <table:table-cell office:value-type="float" office:value="9.63462">
                <text:p>9.634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03585">
                <text:p>1.03585</text:p>
              </table:table-cell>
              <table:table-cell office:value-type="float" office:value="18.39026">
                <text:p>18.390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